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f7b" officeooo:paragraph-rsid="001ad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gn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34:50.244893254</meta:creation-date>
    <dc:date>2023-04-07T12:35:07.746022984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1.3$Linux_X86_64 LibreOffice_project/30$Build-3</meta:generator>
  </office:meta>
</office:document-meta>
</file>